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paragraph-rsid="001a3449"/>
    </style:style>
    <style:style style:name="P3" style:family="paragraph" style:parent-style-name="Standard">
      <style:text-properties style:font-name="Lucida Console" officeooo:rsid="001a3449" officeooo:paragraph-rsid="001a3449"/>
    </style:style>
    <style:style style:name="P4" style:family="paragraph" style:parent-style-name="Standard">
      <style:text-properties style:font-name="Lucida Console" officeooo:paragraph-rsid="001a3449" fo:background-color="#ffff00"/>
    </style:style>
    <style:style style:name="P5" style:family="paragraph" style:parent-style-name="Standard">
      <style:text-properties style:font-name="Lucida Console" officeooo:paragraph-rsid="001c8d95"/>
    </style:style>
    <style:style style:name="P6" style:family="paragraph" style:parent-style-name="Standard">
      <style:text-properties style:font-name="Lucida Console" officeooo:paragraph-rsid="0021225c"/>
    </style:style>
    <style:style style:name="P7" style:family="paragraph" style:parent-style-name="Standard">
      <style:text-properties style:font-name="Lucida Console" officeooo:paragraph-rsid="0021225c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a3449"/>
    </style:style>
    <style:style style:name="T4" style:family="text">
      <style:text-properties fo:background-color="#81d41a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Thank you for the updated resume.</text:p>
      <text:p text:style-name="P2"/>
      <text:p text:style-name="P2">I have a few additional questions for you. Could you please tell me your <text:span text:style-name="T1">English</text:span> level and if it is possible for your <text:span text:style-name="T1">salary</text:span> expectations?</text:p>
      <text:p text:style-name="P2">And few last questions - could you please tell me when you are ready to <text:span text:style-name="T1">start</text:span> work and what <text:span text:style-name="T1">role</text:span> on the project are you interested in?</text:p>
      <text:p text:style-name="P2"/>
      <text:p text:style-name="P2"/>
      <text:p text:style-name="P2"/>
      <text:p text:style-name="P2"/>
      <text:p text:style-name="P2"/>
      <text:p text:style-name="P2">Thank you for the updated resume.</text:p>
      <text:p text:style-name="P2"/>
      <text:p text:style-name="P2">I have a few additional questions for you. </text:p>
      <text:p text:style-name="P2"/>
      <text:p text:style-name="P2"/>
      <text:p text:style-name="P2"><text:span text:style-name="T1">English</text:span> level</text:p>
      <text:p text:style-name="P3">c1, advanced</text:p>
      <text:p text:style-name="P4"/>
      <text:p text:style-name="P2"><text:span text:style-name="T1">salary</text:span> expectations</text:p>
      <text:p text:style-name="P2">25.000 euros - <text:span text:style-name="T3">year</text:span></text:p>
      <text:p text:style-name="P2"/>
      <text:p text:style-name="P2">when you are ready to <text:span text:style-name="T1">start</text:span> work</text:p>
      <text:p text:style-name="P3">today</text:p>
      <text:p text:style-name="P2"/>
      <text:p text:style-name="P2">what <text:span text:style-name="T1">role</text:span> on the project are you interested in</text:p>
      <text:p text:style-name="P3">senior develop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2"/>3 <text:s text:c="2"/>K 38 <text:s text:c="6"/></text:p>
      <text:p text:style-name="P5"><text:s text:c="2"/>#393 Mellamandetodo hace 32 min *</text:p>
      <text:p text:style-name="P5">#1 , #2 , #3 , #4 , #5 , #6 , #7 , #8, #9, #10, #11, #12, #13, #14, #15, #16, #17, #18, #19, #20, #21, #22, #23, #24 , etc... </text:p>
      <text:p text:style-name="P5"/>
      <text:p text:style-name="P5">@admin</text:p>
      <text:p text:style-name="P5"/>
      <text:p text:style-name="P5">¿Que os parece esta parte que indica #20?</text:p>
      <text:p text:style-name="P5"/>
      <text:p text:style-name="P5">#20</text:p>
      <text:p text:style-name="P5"/>
      <text:p text:style-name="P5"><text:span text:style-name="T4">" .... y me hicieron la prueba de los primeros por mi zona (en parte porque mi señora trabaja en el hospital y tiró de cable, así funcionan las cosas). Cuando mis padres empezaron con síntomas tras estar de visita en su casa. Y después mi tío por contacto con ellos."</text:span> </text:p>
      <text:p text:style-name="P5"/>
      <text:p text:style-name="P5">Me están dando una ganas de meterte una <text:span text:style-name="T1">denuncia</text:span>, que no veas.</text:p>
      <text:p text:style-name="P5">Las pruebas ya estan recogidas.</text:p>
      <text:p text:style-name="P5"/>
      <text:p text:style-name="P5">No se como será tu <text:span text:style-name="T1">mujer</text:span>. </text:p>
      <text:p text:style-name="P5">Si una <text:span text:style-name="T1">tonta</text:span> de la que te aprovechas o también de las que <text:span text:style-name="T1">piensan que hay que tirar del cable </text:span>para colar a la familia porque sois por costumbre <text:span text:style-name="T1">corruptos</text:span>.</text:p>
      <text:p text:style-name="P5"/>
      <text:p text:style-name="P5">Porque a ti, se te ve que tienes <text:span text:style-name="T1">mas cara que espalda y eres un sinvergüenza.</text:span></text:p>
      <text:p text:style-name="P5">Reconocer sin ningún miramiento que te han hecho pruebas gracias a que tu mujer trabaja en el hospital y te ha colado...</text:p>
      <text:p text:style-name="P5"/>
      <text:p text:style-name="P5">Gente, aquí tenéis corrupción.</text:p>
      <text:p text:style-name="P5">Sois también libres de <text:span text:style-name="T1">denunciarla</text:span> a donde corresponda.</text:p>
      <text:p text:style-name="P5">Como si lo posteais en el la Red social de la Policía.</text:p>
      <text:p text:style-name="P5"/>
      <text:p text:style-name="P5">Si os parece a algunos <text:span text:style-name="T1">denunciable</text:span> que la gente salga a la calle...</text:p>
      <text:p text:style-name="P5">Mucho peor esto, que los listos se <text:span text:style-name="T1">cuelan</text:span> en los hospitales porque tiran de cable sobre familiares siendo bien corruptos.</text:p>
      <text:p text:style-name="P5">Y <text:span text:style-name="T1">justificando</text:span> tal acto diciendo (así funcionan las cosas).</text:p>
      <text:p text:style-name="P5"/>
      <text:p text:style-name="P5">Luego no os quejéis de corrupción, cuando ni siquiera os dais cuenta de que esta delante de vuestras narices.</text:p>
      <text:p text:style-name="P5">¿O es que vosotros, la mayoría, también f<text:span text:style-name="T1">uncionáis así,</text:span> tirando de enchufe?</text:p>
      <text:p text:style-name="P5"/>
      <text:p text:style-name="P5">Pregunto...</text:p>
      <text:p text:style-name="P5">Que lo mismo <text:span text:style-name="T1">funcionáis todos así</text:span> y somo cuatro monos los que no somos corruptos...</text:p>
      <text:p text:style-name="P5"/>
      <text:p text:style-name="P5">¿Alguno que quiera hacerse la prueba pero que no le dejen hacersela?</text:p>
      <text:p text:style-name="P5">Pues que tire de cable, como aquí el amigo, que le cuelan, que así funcionan las cosas...</text:p>
      <text:p text:style-name="P5"/>
      <text:p text:style-name="P5">¿Funcionan así las cosas para <text:span text:style-name="T1">todos</text:span> nosotros?</text:p>
      <text:p text:style-name="P5">¿O solo para los que tiran de cable y se cuelan por ser marido, padre o hijo del director o la medico en jefe?</text:p>
      <text:p text:style-name="P5"/>
      <text:p text:style-name="P5">¿Que os parece lo que nos <text:span text:style-name="T1">cuenta</text:span> el amigo?</text:p>
      <text:p text:style-name="P5">¿Os parece que <text:span text:style-name="T1">no tiene vergüenza en contarlo</text:span> y reconocer que es costumbre el que las cosas funcionen así?</text:p>
      <text:p text:style-name="P5"/>
      <text:p text:style-name="P5">Algunos le habéis votado <text:span text:style-name="T1">positivo</text:span> y todo.</text:p>
      <text:p text:style-name="P5">Enhorabuena, <text:span text:style-name="T1">ciegos</text:span>.</text:p>
      <text:p text:style-name="P5"/>
      <text:p text:style-name="P5">Debe ser que no os habéis puesto las gafas de ver o que sois ciegos a la corrupción.</text:p>
      <text:p text:style-name="P5">Pues ahí esta, delante de todos, el elefante en la habitación que nadie ve.</text:p>
      <text:p text:style-name="P5"/>
      <text:p text:style-name="P5">Mañana, cualquiera de vosotros, no encontrara <text:span text:style-name="T1">empleo</text:span> porque uno de estos tipos con estas costumbres, tiraran de cable y por muchos estudios que tengáis y por mucho que os esforcéis en ser buenos en lo que hacéis, dará igual.</text:p>
      <text:p text:style-name="P5"/>
      <text:p text:style-name="P5">O peor aún, no habrá cama en la <text:span text:style-name="T1">UVI</text:span>, porque alguno tiró de cable...</text:p>
      <text:p text:style-name="P5"/>
      <text:p text:style-name="P5">Porque <text:span text:style-name="T1">"Así funcionan las cosas".</text:span></text:p>
      <text:p text:style-name="P5">Para ellos...</text:p>
      <text:p text:style-name="P5">Para el resto no funcionan así las cosas.</text:p>
      <text:p text:style-name="P5"/>
      <text:p text:style-name="P5">Que yo sepa, eh...</text:p>
      <text:p text:style-name="P5">Que lo mismo estáis todos <text:span text:style-name="T1">podridos</text:span> y os parece lo normal el tirar de cable o que os enchufen.</text:p>
      <text:p text:style-name="P5"/>
      <text:p text:style-name="P5">¿A que sí?</text:p>
      <text:p text:style-name="P5"/>
      <text:p text:style-name="P5">Pues demostradme que me equivoco y denunciarlo <text:span text:style-name="T1">aunque</text:span> solo sea en las redes sociales a la policía.</text:p>
      <text:p text:style-name="P5">Ya que no veo que nadie ni siquiera se haya dado cuenta...</text:p>
      <text:p text:style-name="P5"/>
      <text:p text:style-name="P5">Por Trato de Favor.</text:p>
      <text:p text:style-name="P5"/>
      <text:p text:style-name="P5">¿Si no veis esto que tenéis enfrente, como coño se va a ver en este puto país la puta corrupción para acabar con ella.?</text:p>
      <text:p text:style-name="P5">¿Como coño vais a ver un problema con el coronavirus?</text:p>
      <text:p text:style-name="P5">¿Como coño vais a hacer algo, si no veis el problema de nada, cuando esta en frente de vuestras caras?</text:p>
      <text:p text:style-name="P5"/>
      <text:p text:style-name="P5">¿Vais a hacer algo contra la corrupción?</text:p>
      <text:p text:style-name="P5">Sino os merecéis todo lo que os pase..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Bravado #20 Bravado 17/03 09:06 *</text:p>
      <text:p text:style-name="P5">#19 Eso pensé al principio, de hecho soy muy propenso a las faringitis que tengo amígdalas cavernosas, pero hace tres semanas estuve en un congreso en Madrid donde posteriormente se detectaron casos confirmados y me hicieron la prueba de los primeros por mi zona<text:span text:style-name="T1"> (en parte porque mi señora trabaja en el hospital y tiró de cable, así funcionan las cosas). </text:span>Cuando mis padres empezaron con síntomas tras estar de visita en su casa mismo rollo. Y después mi tío por contacto con ellos. Todos confirmados.</text:p>
      <text:p text:style-name="P5"/>
      <text:p text:style-name="P5">Por suerte nos confirmaron lo suficientemente tarde como para no salir en la prensa con entrevista y pitos y flauta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oceso Analista/Programador Java J2EE. Siguientes fases</text:p>
      <text:p text:style-name="P6">Recibidos</text:p>
      <text:p text:style-name="P6">x</text:p>
      <text:p text:style-name="P6"/>
      <text:p text:style-name="P6">Félix Sosa</text:p>
      <text:p text:style-name="P6">Archivos adjuntos</text:p>
      <text:p text:style-name="P6">13:01 (hace 4 minutos)</text:p>
      <text:p text:style-name="P6">para mí</text:p>
      <text:p text:style-name="P6"/>
      <text:p text:style-name="P6">Buenos días Manuel</text:p>
      <text:p text:style-name="P6"/>
      <text:p text:style-name="P6">Espero te encuentres bien</text:p>
      <text:p text:style-name="P6"/>
      <text:p text:style-name="P6"/>
      <text:p text:style-name="P6"/>
      <text:p text:style-name="P6"/>
      <text:p text:style-name="P6">Te quiero agradecer el tiempo que nos has cedido el día de hoy para conocerte, darte más detalles acerca de la oferta y empresa y hacerte una pequeña presentación de lo que hacemos y cómo lo hacemos en Hoonter. Te dejo la info que manejamos hasta ahora:</text:p>
      <text:p text:style-name="P6"/>
      <text:p text:style-name="P6">POSICIÓN: Analista/Programador Java J2EE </text:p>
      <text:p text:style-name="P6">LOCALIZACIÓN: San Sebastián de los Reyes, Madrid</text:p>
      <text:p text:style-name="P6">TIPO DE CONTRATO: Indefinido</text:p>
      <text:p text:style-name="P6">SALARIO: 34K - 36K EUR brutos anuales</text:p>
      <text:p text:style-name="P6">HORARIO: Flexible / Teletrabajo (aunque el cliente prefiere que el candidato esté localizado en Madrid. Sin embargo, y por la situación coyuntural, hasta nuevo aviso se estará trabajando al 100% a nivel remoto)</text:p>
      <text:p text:style-name="P6"/>
      <text:p text:style-name="P6">SKILLSET:</text:p>
      <text:p text:style-name="P6">Grupo Evoluciona es una empresa de marketing digital con más de 20 años en el mercado que está desarrollando varios proyectos de larga duración con Atresmedia y está en la búsqueda de dos perfiles front que se integren a su equipo actual. <text:s/></text:p>
      <text:p text:style-name="P6"/>
      <text:p text:style-name="P6">Requisitos indispensables:</text:p>
      <text:p text:style-name="P6">- Experiencia de al menos 3 años trabajando con Java J2EE, desarrollo web y servicios REST</text:p>
      <text:p text:style-name="P6">- Experiencias con Spring Frameworks (Spring Core, Spring MVC, Spring Data)</text:p>
      <text:p text:style-name="P6">- Experiencias con Hibernate como motor de persistencia de datos</text:p>
      <text:p text:style-name="P6">- Experiencias con Maven2 como herramienta de construcción de proyectos Java</text:p>
      <text:p text:style-name="P6"/>
      <text:p text:style-name="P6">Requisitos valorables:</text:p>
      <text:p text:style-name="P6">- Conocimientos de MongoDB, Solr, ElasticSearch</text:p>
      <text:p text:style-name="P6">- Conocimientos de Git</text:p>
      <text:p text:style-name="P6">- Experiencia con herramientas cloud: AWS y/o Google Cloud</text:p>
      <text:p text:style-name="P6">- Conocimientos de Microservicios (Kubernetes, Spring Boot)</text:p>
      <text:p text:style-name="P6">- DevOps</text:p>
      <text:p text:style-name="P6"/>
      <text:p text:style-name="P6">Se ofrece:</text:p>
      <text:p text:style-name="P6">- Horarios flexibles y posibilidad de teletrabajo (hasta nuevo aviso se trabajará al 100% a nivel remoto)</text:p>
      <text:p text:style-name="P6">- Jornada intensiva los viernes y en los meses de julio y agosto </text:p>
      <text:p text:style-name="P6">- Formación continua</text:p>
      <text:p text:style-name="P6"/>
      <text:p text:style-name="P6">Como te he comentado en la videollamada, te hago el envío de los archivos de los <text:span text:style-name="T2">tests psicotécnicos </text:span>y de <text:span text:style-name="T2">personalidad</text:span> para que los puedas realizar. Los puedes encontrar en el adjunto. Nos gustaría que los pudieras resolver de ser posible antes del sábado <text:span text:style-name="T2">21/03.</text:span></text:p>
      <text:p text:style-name="P6"/>
      <text:p text:style-name="P6">Mientras esperamos los archivos completados, te recuerdo que nos envíes el<text:span text:style-name="T2"> CV más actualizado </text:span>que tengas para así remitirlo al cliente junto un brief de tu candidatura para que la vayan revisando y nos comuniquen sus opiniones</text:p>
      <text:p text:style-name="P6"/>
      <text:p text:style-name="P6">Avísame si necesitas alguna info adicional</text:p>
      <text:p text:style-name="P6"/>
      <text:p text:style-name="P6">Muchas gracias por tu atención y colaboración</text:p>
      <text:p text:style-name="P6"/>
      <text:p text:style-name="P6">Saludos!</text:p>
      <text:p text:style-name="P6"/>
      <text:p text:style-name="P6">CLÁUSULA DE PRIVACIDAD</text:p>
      <text:p text:style-name="P6"/>
      <text:p text:style-name="P6">Datos del responsable del tratamiento:</text:p>
      <text:p text:style-name="P6"/>
      <text:p text:style-name="P6">HOONTER RECRUITING, S.L. // CIF B87674586 / Paseo de la Castellana 194, 28046 – Madrid / Telf. 610265825 info@hoonter.co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ntacto posición Desarrollador Java-Málaga</text:p>
      <text:p text:style-name="P6">Recibidos</text:p>
      <text:p text:style-name="P6">x</text:p>
      <text:p text:style-name="P6"/>
      <text:p text:style-name="P6">Fernando Cabezón</text:p>
      <text:p text:style-name="P6">13:55 (hace 7 horas)</text:p>
      <text:p text:style-name="P6">para mí</text:p>
      <text:p text:style-name="P6"/>
      <text:p text:style-name="P6">Buenas tardes, Manue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o si recordaras que a finales de abril del año pasado, hablamos telefónicamente para una posición en Ronda.</text:p>
      <text:p text:style-name="P6"/>
      <text:p text:style-name="P6">Hemos recibido tu CV para la posición de Desarrollador <text:span text:style-name="T1">Java</text:span>- Málaga</text:p>
      <text:p text:style-name="P6"/>
      <text:p text:style-name="P6">Tengo tu <text:span text:style-name="T1">CV</text:span> del año pasado, pero si puedes enviármelo actualizado mejor</text:p>
      <text:p text:style-name="P6"/>
      <text:p text:style-name="P6">Por favor dime una <text:span text:style-name="T1">franja horaria</text:span> para llamarte</text:p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ambién necesito cumplimentes los años de experiencia en este cuadro adjunto</text:p>
      <text:p text:style-name="P6"/>
      <text:p text:style-name="P6"><text:s/></text:p>
      <text:p text:style-name="P6"/>
      <text:p text:style-name="P6">Tecnología obligatoria</text:p>
      <text:p text:style-name="P6"/>
      <text:p text:style-name="P6">Años Experiencia</text:p>
      <text:p text:style-name="P6"/>
      <text:p text:style-name="P6">Java 1.7 </text:p>
      <text:p text:style-name="P6">Desarrollo de servicios web (SOAP/REST) </text:p>
      <text:p text:style-name="P6">Desarrollo de microservicios </text:p>
      <text:p text:style-name="P6">SCRUM - Agile </text:p>
      <text:p text:style-name="P6">Spring </text:p>
      <text:p text:style-name="P6">Test unitarios </text:p>
      <text:p text:style-name="P6">Oracle SQL. </text:p>
      <text:p text:style-name="P6">Jenkins</text:p>
      <text:p text:style-name="P6"/>
      <text:p text:style-name="P6">Tecnologías deseables</text:p>
      <text:p text:style-name="P6"/>
      <text:p text:style-name="P6"><text:s/></text:p>
      <text:p text:style-name="P6"/>
      <text:p text:style-name="P6">TDD </text:p>
      <text:p text:style-name="P6">Jira/Confluence </text:p>
      <text:p text:style-name="P6">Conceptos de Pagos de Integración con Pasarelas (Pagos, Reembolsos, Dual Message, Single Message, PSD2, 3DSv1,v2 Services, etc. </text:p>
      <text:p text:style-name="P6">LiquidBase </text:p>
      <text:p text:style-name="P6">Sonar </text:p>
      <text:p text:style-name="P6">BDD y Cucumber </text:p>
      <text:p text:style-name="P6">Docker </text:p>
      <text:p text:style-name="P6">Kubernetes </text:p>
      <text:p text:style-name="P6">Junit </text:p>
      <text:p text:style-name="P6">SoapUI </text:p>
      <text:p text:style-name="P6">Spring y Springboot</text:p>
      <text:p text:style-name="P6"/>
      <text:p text:style-name="P6"><text:s/></text:p>
      <text:p text:style-name="P6"/>
      <text:p text:style-name="P6">Muchas gracias y un cordial saludo</text:p>
      <text:p text:style-name="P6"/>
      <text:p text:style-name="P6"><text:s/></text:p>
      <text:p text:style-name="P6"/>
      <text:p text:style-name="P6">Fernando Cabezón</text:p>
      <text:p text:style-name="P6">Director</text:p>
      <text:p text:style-name="P6">S&amp;M (Software y Maintenance, S.L.)</text:p>
      <text:p text:style-name="P6">Móvil: +34 <text:s/>690 61 56 87</text:p>
      <text:p text:style-name="P6">Email: fernando.cabezon@sm-services.es <text:s/>| web: www.sm-services.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arch Job Offer: Analista/Programador Java J2EE - Madrid</text:p>
      <text:p text:style-name="P6">Recibidos</text:p>
      <text:p text:style-name="P6">x</text:p>
      <text:p text:style-name="P6"/>
      <text:p text:style-name="P6">Félix Sosa &lt;felix@hoonter.com&gt;</text:p>
      <text:p text:style-name="P6">17 mar. 2020 14:53 (hace 1 día)</text:p>
      <text:p text:style-name="P6">para mí</text:p>
      <text:p text:style-name="P6"/>
      <text:p text:style-name="P6">Buenas tardes Manuel</text:p>
      <text:p text:style-name="P6"/>
      <text:p text:style-name="P6">Espero te encuentres bien</text:p>
      <text:p text:style-name="P6"/>
      <text:p text:style-name="P6"/>
      <text:p text:style-name="P6"/>
      <text:p text:style-name="P6"/>
      <text:p text:style-name="P6"/>
      <text:p text:style-name="P6">Te escribo, ya que hemos visto tu perfil en <text:span text:style-name="T1">LinkedIn</text:span> y que nos ha llevado a tu perfil en <text:span text:style-name="T1">GitHub</text:span>, para comentarte que tenemos activa una oferta que puede ser de tu interés. Te dejo la info que manejamos hasta ahora:</text:p>
      <text:p text:style-name="P6"/>
      <text:p text:style-name="P6">POSICIÓN: Analista/Programador <text:span text:style-name="T1">Java</text:span> J2EE </text:p>
      <text:p text:style-name="P6">LOCALIZACIÓN: <text:span text:style-name="T1">San Sebastián </text:span>de los Reyes, Madrid</text:p>
      <text:p text:style-name="P6">TIPO DE CONTRATO: Indefinido</text:p>
      <text:p text:style-name="P6">SALARIO:<text:span text:style-name="T1"> 34K - 36K EUR </text:span>brutos anuales</text:p>
      <text:p text:style-name="P6">HORARIO: Flexible / Teletrabajo (aunque el cliente <text:span text:style-name="T4">prefiere</text:span> que el candidato esté <text:span text:style-name="T1">localizado</text:span> en <text:span text:style-name="T1">Madrid</text:span>. Sin embargo,y por la situación <text:span text:style-name="T1">coyuntural</text:span>, hasta nuevo aviso se estará trabajando al <text:span text:style-name="T1">100% remoto)</text:span></text:p>
      <text:p text:style-name="P6"/>
      <text:p text:style-name="P6">SKILLSET:</text:p>
      <text:p text:style-name="P6">Nuestro cliente es una empresa de <text:span text:style-name="T1">marketing digital</text:span> con más de 20 años en el mercado que está desarrollando varios proyectos de larga duración con <text:span text:style-name="T1">Atresmedia</text:span> y está en la búsqueda de dos perfiles <text:span text:style-name="T1">back</text:span> que se integren a su equipo actual.</text:p>
      <text:p text:style-name="P6"/>
      <text:p text:style-name="P6">Requisitos indispensables:</text:p>
      <text:p text:style-name="P6">- Experiencia de al menos <text:span text:style-name="T1">3 años </text:span>trabajando con Java J2EE, desarrollo <text:span text:style-name="T1">web</text:span> y servicios <text:span text:style-name="T1">REST</text:span></text:p>
      <text:p text:style-name="P6">- Experiencias con <text:span text:style-name="T1">Spring</text:span> Frameworks (Spring Core, Spring MVC, Spring Data)</text:p>
      <text:p text:style-name="P6">- Experiencias con <text:span text:style-name="T1">Hibernate</text:span> como motor de persistencia de datos</text:p>
      <text:p text:style-name="P6">- Experiencias con <text:span text:style-name="T1">Maven2</text:span> como herramienta de construcción de proyectos Java</text:p>
      <text:p text:style-name="P6"/>
      <text:p text:style-name="P6">Requisitos valorables:</text:p>
      <text:p text:style-name="P6">- Conocimientos de MongoDB, Solr, ElasticSearch</text:p>
      <text:p text:style-name="P6">- Conocimientos de Git</text:p>
      <text:p text:style-name="P6">- Experiencia con herramientas cloud: AWS y/o Google Cloud</text:p>
      <text:p text:style-name="P6">- Conocimientos de Microservicios (Kubernetes, Spring Boot)</text:p>
      <text:p text:style-name="P6">- DevOps</text:p>
      <text:p text:style-name="P6"/>
      <text:p text:style-name="P6">Se ofrece:</text:p>
      <text:p text:style-name="P6">- Horarios <text:span text:style-name="T1">flexibles</text:span> y posibilidad de teletrabajo (hasta nuevo aviso se trabajará al 100% a nivel remoto)</text:p>
      <text:p text:style-name="P6">- Jornada <text:span text:style-name="T1">intensiva</text:span> los viernes y en los meses de julio y agosto </text:p>
      <text:p text:style-name="P6">- Formación continua</text:p>
      <text:p text:style-name="P6"/>
      <text:p text:style-name="P6">Si te interesa este puesto, por favor avísame y agendamos una videollamada para darte más detalles de la empresa y de la oferta. Te dejo este link de mi agenda en la sección "Toma de contacto" para que selecciones el día y la hora que más te convenga. De no interesarte, de igual manera avísame</text:p>
      <text:p text:style-name="P6"/>
      <text:p text:style-name="P6">En caso de necesitar alguna info adicional, por favor házmelo saber</text:p>
      <text:p text:style-name="P6"/>
      <text:p text:style-name="P6">Muchas gracias de nuevo por tu atención</text:p>
      <text:p text:style-name="P6"/>
      <text:p text:style-name="P6">Saludos!</text:p>
      <text:p text:style-name="P6"/>
      <text:p text:style-name="P6">CLÁUSULA DE PRIVACIDAD</text:p>
      <text:p text:style-name="P6"/>
      <text:p text:style-name="P6">Datos del responsable del tratamiento:</text:p>
      <text:p text:style-name="P6"/>
      <text:p text:style-name="P6">HOONTER RECRUITING, S.L. // CIF B87674586 / Paseo de la Castellana 194, 28046 – Madrid / Telf. 610265825 info@hoonter.co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44:16.525000000</meta:creation-date>
    <dc:date>2020-03-20T11:42:02.050000000</dc:date>
    <meta:editing-duration>PT23H1M50S</meta:editing-duration>
    <meta:editing-cycles>10</meta:editing-cycles>
    <meta:generator>LibreOffice/6.2.4.2$Windows_x86 LibreOffice_project/2412653d852ce75f65fbfa83fb7e7b669a126d64</meta:generator>
    <meta:document-statistic meta:table-count="0" meta:image-count="0" meta:object-count="0" meta:page-count="1" meta:paragraph-count="188" meta:word-count="1790" meta:character-count="10497" meta:non-whitespace-character-count="8840"/>
  </office:meta>
</office:document-meta>
</file>